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 arial narrow" svg:font-family="'arial narrow'"/>
    <style:font-face style:name="arial narrow" svg:font-family="'arial narrow'"/>
    <style:font-face style:name="F" svg:font-family="" style:font-family-generic="roman"/>
    <style:font-face style:name="Calibri" svg:font-family="Calibri" style:font-family-generic="swiss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 narrow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name-complex="arial narrow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rovince</text:p>
          </table:table-cell>
          <table:table-cell office:value-type="string" calcext:value-type="string">
            <text:p>Secteur</text:p>
          </table:table-cell>
          <table:table-cell office:value-type="string" calcext:value-type="string">
            <text:p>Acronyme de l'Organis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adm1+name</text:p>
          </table:table-cell>
          <table:table-cell office:value-type="string" calcext:value-type="string">
            <text:p>#sector</text:p>
          </table:table-cell>
          <table:table-cell office:value-type="string" calcext:value-type="string">
            <text:p>#org+acrony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anz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CB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anz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Fondation STA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Fondation STA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uri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Fondation STA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yanz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Fondation STA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amb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Fondation STA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waro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Fondation STA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mong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Fondation STA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tan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Fondation STA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yigi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Fondation STA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DIACONIA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AMB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DIACONIA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YIGI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DIACONIA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BITOK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DIACONIA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MONG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DIACONIA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Mairi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bitok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eg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amb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ying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mong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-mairi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PAD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bitok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PAD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PAD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ozi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PAD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eg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PAD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yanz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PAD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kuzo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HHA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ying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HHA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yigi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HHA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amb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HHA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undo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HHA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bitok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HHA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yanz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HHA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eg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HHA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HHA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bitok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BMP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kuzo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BMP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amb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CB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waro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IPREB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IPREB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yinga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IPREB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ducation</text:p>
          </table:table-cell>
          <table:table-cell office:value-type="string" calcext:value-type="string">
            <text:p>FVS/AMA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VBG</text:p>
          </table:table-cell>
          <table:table-cell office:value-type="string" calcext:value-type="string">
            <text:p>ABMP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ANZA 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CS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anza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CIRORE C'AMAH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CIRORE C'AMAH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uri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CIRORE C'AMAH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kuzo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CIRORE C'AMAH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bitoke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CIRORE C'AMAH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ega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CIRORE C'AMAH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uzi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CIRORE C'AMAH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yanza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CIRORE C'AMAH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undo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CIRORE C'AMAH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amba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CIRORE C'AMAH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amvya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CIRORE C'AMAH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yinga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CIRORE C'AMAH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waro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CIRORE C'AMAH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ozi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CIRORE C'AMAH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yinga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CIRORE C'AMAH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monge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CIRORE C'AMAH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tana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CIRORE C'AMAH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yigi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CIRORE C'AMAH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Mairie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C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,Bururi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C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ozi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C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Mairie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LIFED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Rural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LIFED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yigi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LIFED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PP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kuzo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PP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bitoke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PP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amba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PP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monge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PP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yigi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PP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EGA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CS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waro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PREB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kuzo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PREB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PREB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Mairie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PREB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bitoke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PREB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yinga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IPREB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tection</text:p>
          </table:table-cell>
          <table:table-cell office:value-type="string" calcext:value-type="string">
            <text:p>AICND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tection</text:p>
          </table:table-cell>
          <table:table-cell office:value-type="string" calcext:value-type="string">
            <text:p>YELI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Mairie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bitoke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ega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amba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yinga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monge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Mairie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NASWA-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ral</text:p>
          </table:table-cell>
          <table:table-cell office:value-type="string" calcext:value-type="string">
            <text:p>Protection</text:p>
          </table:table-cell>
          <table:table-cell office:value-type="string" calcext:value-type="string">
            <text:p>NASWA-BURUND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jumbura 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CPDH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Bujumbur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CPDH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Mairie,Cibitoke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CPDH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Giteg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CPDH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Makamb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CPDH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muying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CPDH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Rumonge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CPDH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Bujumbura Mairie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RCEV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Bujumbura Mairie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JSBM 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Bujumbur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JSBM 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Bubanz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JSBM 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Bujumbura Mairie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CEP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Bujumbur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CEP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Bururi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CEP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Ngozi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CEP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Bujumbura Mairie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PADECO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Bujumbur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PADECO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Kayanz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PADECO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Giteg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PADECO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BUJUMBURA(MAIRIE,RURAL)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.BU.S.E.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KAYANZ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.BU.S.E.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KIRUNDO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.BU.S.E.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BUBANZ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.BU.S.E.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GITEG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.BU.S.E.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KARUSI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.BU.S.E.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Bujumbur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SA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Bujumbura mairie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SA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Cankuzo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SA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Rumonge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SA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Cibitoke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SA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Muying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SA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Ruyigi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SA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Rutan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SA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Kirundo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SA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Mwaro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SA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Kayanz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SA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Makamb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SA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Bujumbur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BMP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Bujumbura Mairie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BMP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Cankuzo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BMP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Rumonge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BMP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Mairie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BMP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giteg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BMP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ngozi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BMP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muyinga cankuzo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BMP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rumonge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BMP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cibitoke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BMP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bubanz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BMP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ruyigi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ABMP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Bujumbur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FOMUPRODH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MUYING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FOMUPRODH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NGOZI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FOMUPRODH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GITEG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FOMUPRODH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RUMONGE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FOMUPRODH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Bujumbura Mairie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GIRIYUJA 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Bujumbur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GIRIYUJA 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Ngozi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GIRIYUJA 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Mwaro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IPREBA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Cankuzo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IPREBA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Bujumbur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IPREBA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Bujumbura Mairie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IPREBA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Cibitoke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IPREBA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Muyinga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IPREBAD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Toutes les provinces sauf CANKUZO</text:p>
          </table:table-cell>
          <table:table-cell office:value-type="string" calcext:value-type="string">
            <text:p>Protection de l'enfance</text:p>
          </table:table-cell>
          <table:table-cell office:value-type="string" calcext:value-type="string">
            <text:p>UPHB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BUBANZA </text:p>
          </table:table-cell>
          <table:table-cell office:value-type="string" calcext:value-type="string">
            <text:p>Abris et ANA</text:p>
          </table:table-cell>
          <table:table-cell office:value-type="string" calcext:value-type="string">
            <text:p>CS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Abris et ANA</text:p>
          </table:table-cell>
          <table:table-cell office:value-type="string" calcext:value-type="string">
            <text:p>COP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uri</text:p>
          </table:table-cell>
          <table:table-cell office:value-type="string" calcext:value-type="string">
            <text:p>Abris et ANA</text:p>
          </table:table-cell>
          <table:table-cell office:value-type="string" calcext:value-type="string">
            <text:p>COP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monge</text:p>
          </table:table-cell>
          <table:table-cell office:value-type="string" calcext:value-type="string">
            <text:p>Abris et ANA</text:p>
          </table:table-cell>
          <table:table-cell office:value-type="string" calcext:value-type="string">
            <text:p>COP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yinga</text:p>
          </table:table-cell>
          <table:table-cell office:value-type="string" calcext:value-type="string">
            <text:p>Abris et ANA</text:p>
          </table:table-cell>
          <table:table-cell office:value-type="string" calcext:value-type="string">
            <text:p>COP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yigi</text:p>
          </table:table-cell>
          <table:table-cell office:value-type="string" calcext:value-type="string">
            <text:p>Abris et ANA</text:p>
          </table:table-cell>
          <table:table-cell office:value-type="string" calcext:value-type="string">
            <text:p>COP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kuzo</text:p>
          </table:table-cell>
          <table:table-cell office:value-type="string" calcext:value-type="string">
            <text:p>Abris et ANA</text:p>
          </table:table-cell>
          <table:table-cell office:value-type="string" calcext:value-type="string">
            <text:p>COP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Mairie</text:p>
          </table:table-cell>
          <table:table-cell office:value-type="string" calcext:value-type="string">
            <text:p>Formation Professionnelle</text:p>
          </table:table-cell>
          <table:table-cell office:value-type="string" calcext:value-type="string">
            <text:p>CB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Lutte contre la traite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Mairie</text:p>
          </table:table-cell>
          <table:table-cell office:value-type="string" calcext:value-type="string">
            <text:p>Lutte contre la traite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bitoke</text:p>
          </table:table-cell>
          <table:table-cell office:value-type="string" calcext:value-type="string">
            <text:p>Lutte contre la traite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ega</text:p>
          </table:table-cell>
          <table:table-cell office:value-type="string" calcext:value-type="string">
            <text:p>Lutte contre la traite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amba</text:p>
          </table:table-cell>
          <table:table-cell office:value-type="string" calcext:value-type="string">
            <text:p>Lutte contre la traite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yinga</text:p>
          </table:table-cell>
          <table:table-cell office:value-type="string" calcext:value-type="string">
            <text:p>Lutte contre la traite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monge</text:p>
          </table:table-cell>
          <table:table-cell office:value-type="string" calcext:value-type="string">
            <text:p>Lutte contre la traite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anza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kuzo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bitoke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undo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amba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yinga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ozi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monge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tana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yigi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Mairie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APAD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ega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APAD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yanza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APAD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CB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Mairie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CB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anza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CB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amba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CB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undo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Fondation STA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yinga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Fondation STA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yigi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Fondation STA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waro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IPREB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vince Bujumbura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CB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anza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kuzo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bitok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undo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amba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yinga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ozi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mong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tana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yigi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P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anza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P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PIR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bitok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PIR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anza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PIR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anza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kuzo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bitoke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undo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amba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yinga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ozi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monge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tana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yigi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CARITAS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IMI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MAIRIE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CS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Mairie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APAD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ega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APAD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Mairie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APROS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APROS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Mairie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C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C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uri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C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ozi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CE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SFBSP-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anza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SFBSP-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bitoke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SFBSP-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undo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SFBSP-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verture nationale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ABUB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verture nationale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DIACONIA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verture nationale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NACHAM AFR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S Ngozi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IA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S Kinyinya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IA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waro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IPREB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kuzo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IPREB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IPREB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Mairie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IPREB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bitoke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IPREB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yinga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IPREB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nté</text:p>
          </table:table-cell>
          <table:table-cell office:value-type="string" calcext:value-type="string">
            <text:p>CREOP-JEUN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nté</text:p>
          </table:table-cell>
          <table:table-cell office:value-type="string" calcext:value-type="string">
            <text:p>FAWE BURU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</text:p>
          </table:table-cell>
          <table:table-cell office:value-type="string" calcext:value-type="string">
            <text:p>Sécurité alimentaire et moyen d'existence</text:p>
          </table:table-cell>
          <table:table-cell office:value-type="string" calcext:value-type="string">
            <text:p>CS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MAIRIE</text:p>
          </table:table-cell>
          <table:table-cell office:value-type="string" calcext:value-type="string">
            <text:p>Sécurité alimentaire et moyen d'existence</text:p>
          </table:table-cell>
          <table:table-cell office:value-type="string" calcext:value-type="string">
            <text:p>CS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undo</text:p>
          </table:table-cell>
          <table:table-cell office:value-type="string" calcext:value-type="string">
            <text:p>Sécurité alimentaire et moyen d'existence</text:p>
          </table:table-cell>
          <table:table-cell office:value-type="string" calcext:value-type="string">
            <text:p>APAD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ozi</text:p>
          </table:table-cell>
          <table:table-cell office:value-type="string" calcext:value-type="string">
            <text:p>Sécurité alimentaire et moyen d'existence</text:p>
          </table:table-cell>
          <table:table-cell office:value-type="string" calcext:value-type="string">
            <text:p>APAD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yanza</text:p>
          </table:table-cell>
          <table:table-cell office:value-type="string" calcext:value-type="string">
            <text:p>Sécurité alimentaire et moyen d'existence</text:p>
          </table:table-cell>
          <table:table-cell office:value-type="string" calcext:value-type="string">
            <text:p>APAD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ega</text:p>
          </table:table-cell>
          <table:table-cell office:value-type="string" calcext:value-type="string">
            <text:p>Sécurité alimentaire et moyen d'existence</text:p>
          </table:table-cell>
          <table:table-cell office:value-type="string" calcext:value-type="string">
            <text:p>APAD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Sécurité alimentaire et moyen d'existence</text:p>
          </table:table-cell>
          <table:table-cell office:value-type="string" calcext:value-type="string">
            <text:p>APAD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-Mairie</text:p>
          </table:table-cell>
          <table:table-cell office:value-type="string" calcext:value-type="string">
            <text:p>Sécurité alimentaire et moyen d'existence</text:p>
          </table:table-cell>
          <table:table-cell office:value-type="string" calcext:value-type="string">
            <text:p>APAD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bitoke</text:p>
          </table:table-cell>
          <table:table-cell office:value-type="string" calcext:value-type="string">
            <text:p>Sécurité alimentaire et moyen d'existence</text:p>
          </table:table-cell>
          <table:table-cell office:value-type="string" calcext:value-type="string">
            <text:p>APAD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amba</text:p>
          </table:table-cell>
          <table:table-cell office:value-type="string" calcext:value-type="string">
            <text:p>Sécurité alimentaire et moyen d'existence</text:p>
          </table:table-cell>
          <table:table-cell office:value-type="string" calcext:value-type="string">
            <text:p>CB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Mairie</text:p>
          </table:table-cell>
          <table:table-cell office:value-type="string" calcext:value-type="string">
            <text:p>Sécurité alimentaire et moyen d'existence</text:p>
          </table:table-cell>
          <table:table-cell office:value-type="string" calcext:value-type="string">
            <text:p>UCB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Mairie</text:p>
          </table:table-cell>
          <table:table-cell office:value-type="string" calcext:value-type="string">
            <text:p>SSPE</text:p>
          </table:table-cell>
          <table:table-cell office:value-type="string" calcext:value-type="string">
            <text:p>SOJP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anza</text:p>
          </table:table-cell>
          <table:table-cell office:value-type="string" calcext:value-type="string">
            <text:p>SSPE</text:p>
          </table:table-cell>
          <table:table-cell office:value-type="string" calcext:value-type="string">
            <text:p>SOJP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bitoke</text:p>
          </table:table-cell>
          <table:table-cell office:value-type="string" calcext:value-type="string">
            <text:p>SSPE</text:p>
          </table:table-cell>
          <table:table-cell office:value-type="string" calcext:value-type="string">
            <text:p>SOJP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amvya</text:p>
          </table:table-cell>
          <table:table-cell office:value-type="string" calcext:value-type="string">
            <text:p>SSPE</text:p>
          </table:table-cell>
          <table:table-cell office:value-type="string" calcext:value-type="string">
            <text:p>SOJP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ega</text:p>
          </table:table-cell>
          <table:table-cell office:value-type="string" calcext:value-type="string">
            <text:p>SSPE</text:p>
          </table:table-cell>
          <table:table-cell office:value-type="string" calcext:value-type="string">
            <text:p>SOJP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yigi</text:p>
          </table:table-cell>
          <table:table-cell office:value-type="string" calcext:value-type="string">
            <text:p>SSPE</text:p>
          </table:table-cell>
          <table:table-cell office:value-type="string" calcext:value-type="string">
            <text:p>SOJP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amba</text:p>
          </table:table-cell>
          <table:table-cell office:value-type="string" calcext:value-type="string">
            <text:p>SSPE</text:p>
          </table:table-cell>
          <table:table-cell office:value-type="string" calcext:value-type="string">
            <text:p>SOJP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Mairie</text:p>
          </table:table-cell>
          <table:table-cell office:value-type="string" calcext:value-type="string">
            <text:p>SSPE</text:p>
          </table:table-cell>
          <table:table-cell office:value-type="string" calcext:value-type="string">
            <text:p>F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SSPE</text:p>
          </table:table-cell>
          <table:table-cell office:value-type="string" calcext:value-type="string">
            <text:p>F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anza</text:p>
          </table:table-cell>
          <table:table-cell office:value-type="string" calcext:value-type="string">
            <text:p>SSPE</text:p>
          </table:table-cell>
          <table:table-cell office:value-type="string" calcext:value-type="string">
            <text:p>F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tana</text:p>
          </table:table-cell>
          <table:table-cell office:value-type="string" calcext:value-type="string">
            <text:p>SSPE</text:p>
          </table:table-cell>
          <table:table-cell office:value-type="string" calcext:value-type="string">
            <text:p>F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yigi</text:p>
          </table:table-cell>
          <table:table-cell office:value-type="string" calcext:value-type="string">
            <text:p>SSPE</text:p>
          </table:table-cell>
          <table:table-cell office:value-type="string" calcext:value-type="string">
            <text:p>F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verture nationale</text:p>
          </table:table-cell>
          <table:table-cell office:value-type="string" calcext:value-type="string">
            <text:p>SSPE</text:p>
          </table:table-cell>
          <table:table-cell office:value-type="string" calcext:value-type="string">
            <text:p>AFJ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verture nationale</text:p>
          </table:table-cell>
          <table:table-cell office:value-type="string" calcext:value-type="string">
            <text:p>SSPE</text:p>
          </table:table-cell>
          <table:table-cell office:value-type="string" calcext:value-type="string">
            <text:p>FENADE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<text:s text:c="2"/>VBG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Mairie</text:p>
          </table:table-cell>
          <table:table-cell office:value-type="string" calcext:value-type="string">
            <text:p><text:s text:c="2"/>VBG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bitoke</text:p>
          </table:table-cell>
          <table:table-cell office:value-type="string" calcext:value-type="string">
            <text:p><text:s text:c="2"/>VBG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ega</text:p>
          </table:table-cell>
          <table:table-cell office:value-type="string" calcext:value-type="string">
            <text:p><text:s text:c="2"/>VBG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amba</text:p>
          </table:table-cell>
          <table:table-cell office:value-type="string" calcext:value-type="string">
            <text:p><text:s text:c="2"/>VBG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yinga</text:p>
          </table:table-cell>
          <table:table-cell office:value-type="string" calcext:value-type="string">
            <text:p><text:s text:c="2"/>VBG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monge</text:p>
          </table:table-cell>
          <table:table-cell office:value-type="string" calcext:value-type="string">
            <text:p><text:s text:c="2"/>VBG</text:p>
          </table:table-cell>
          <table:table-cell office:value-type="string" calcext:value-type="string">
            <text:p>ACP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Mairie</text:p>
          </table:table-cell>
          <table:table-cell office:value-type="string" calcext:value-type="string">
            <text:p><text:s text:c="2"/>VBG</text:p>
          </table:table-cell>
          <table:table-cell office:value-type="string" calcext:value-type="string">
            <text:p>I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bitoke</text:p>
          </table:table-cell>
          <table:table-cell office:value-type="string" calcext:value-type="string">
            <text:p><text:s text:c="2"/>VBG</text:p>
          </table:table-cell>
          <table:table-cell office:value-type="string" calcext:value-type="string">
            <text:p>I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amvya</text:p>
          </table:table-cell>
          <table:table-cell office:value-type="string" calcext:value-type="string">
            <text:p><text:s text:c="2"/>VBG</text:p>
          </table:table-cell>
          <table:table-cell office:value-type="string" calcext:value-type="string">
            <text:p>I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 Mairie</text:p>
          </table:table-cell>
          <table:table-cell office:value-type="string" calcext:value-type="string">
            <text:p><text:s text:c="2"/>VBG</text:p>
          </table:table-cell>
          <table:table-cell office:value-type="string" calcext:value-type="string">
            <text:p>APAD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ega</text:p>
          </table:table-cell>
          <table:table-cell office:value-type="string" calcext:value-type="string">
            <text:p><text:s text:c="2"/>VBG</text:p>
          </table:table-cell>
          <table:table-cell office:value-type="string" calcext:value-type="string">
            <text:p>APAD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verture nationale</text:p>
          </table:table-cell>
          <table:table-cell office:value-type="string" calcext:value-type="string">
            <text:p><text:s text:c="2"/>VBG</text:p>
          </table:table-cell>
          <table:table-cell office:value-type="string" calcext:value-type="string">
            <text:p>C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undo</text:p>
          </table:table-cell>
          <table:table-cell office:value-type="string" calcext:value-type="string">
            <text:p><text:s text:c="2"/>VBG</text:p>
          </table:table-cell>
          <table:table-cell office:value-type="string" calcext:value-type="string">
            <text:p>APAD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yinga</text:p>
          </table:table-cell>
          <table:table-cell office:value-type="string" calcext:value-type="string">
            <text:p><text:s text:c="2"/>VBG</text:p>
          </table:table-cell>
          <table:table-cell office:value-type="string" calcext:value-type="string">
            <text:p>APADE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utes les provinces <text:s/>qui ont besoin de formation</text:p>
          </table:table-cell>
          <table:table-cell office:value-type="string" calcext:value-type="string">
            <text:p><text:s text:c="2"/>VBG</text:p>
          </table:table-cell>
          <table:table-cell office:value-type="string" calcext:value-type="string">
            <text:p>IS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VBG</text:p>
          </table:table-cell>
          <table:table-cell office:value-type="string" calcext:value-type="string">
            <text:p>AF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VBG</text:p>
          </table:table-cell>
          <table:table-cell office:value-type="string" calcext:value-type="string">
            <text:p>CENTRE SERUK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AVED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A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uri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A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monge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A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amba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A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bitoke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A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banza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A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COP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uri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COP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monge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COP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yinga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COP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yigi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COP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kuzo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COP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PENACO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bitoke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PENACO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uzi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PENACO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SAC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yinga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SAC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usi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SAC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monge Gitega Ngozi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SAC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O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monge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O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ozi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O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yanza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O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waro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IPREB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jumbura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IPREB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yinga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IPREBAD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C3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 arial narrow" svg:font-family="'arial narrow'"/>
    <style:font-face style:name="arial narrow" svg:font-family="'arial narrow'"/>
    <style:font-face style:name="F" svg:font-family="" style:font-family-generic="roman"/>
    <style:font-face style:name="Calibri" svg:font-family="Calibri" style:font-family-generic="swiss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2:59:31.317996512</meta:creation-date>
    <dc:date>2023-06-08T17:20:41.977615906</dc:date>
    <meta:editing-duration>PT5M30S</meta:editing-duration>
    <meta:editing-cycles>1</meta:editing-cycles>
    <meta:document-statistic meta:table-count="1" meta:cell-count="958" meta:object-count="0"/>
    <meta:generator>LibreOffice/7.0.4.2$Linux_X86_64 LibreOffice_project/00$Build-2</meta:generator>
  </office:meta>
</office:document-meta>
</file>